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q serif" svg:font-family="'q serif', Georgia, Times, 'Times New Roman', 'Hiragino Kaku Gothic Pro', Meiry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ea0" officeooo:paragraph-rsid="0019dea0"/>
    </style:style>
    <style:style style:name="P2" style:family="paragraph" style:parent-style-name="Standard">
      <style:text-properties officeooo:rsid="001b449b" officeooo:paragraph-rsid="001b449b"/>
    </style:style>
    <style:style style:name="P3" style:family="paragraph" style:parent-style-name="Standard">
      <style:text-properties officeooo:rsid="001c86eb" officeooo:paragraph-rsid="001c86eb"/>
    </style:style>
    <style:style style:name="P4" style:family="paragraph" style:parent-style-name="Standard">
      <style:text-properties officeooo:rsid="001d09bd" officeooo:paragraph-rsid="001d09bd"/>
    </style:style>
    <style:style style:name="P5" style:family="paragraph" style:parent-style-name="Standard">
      <style:text-properties officeooo:rsid="001ec589" officeooo:paragraph-rsid="001ec589"/>
    </style:style>
    <style:style style:name="P6" style:family="paragraph" style:parent-style-name="Standard">
      <style:text-properties officeooo:rsid="001ec589" officeooo:paragraph-rsid="001faa83"/>
    </style:style>
    <style:style style:name="P7" style:family="paragraph" style:parent-style-name="Standard">
      <style:text-properties officeooo:rsid="00219894" officeooo:paragraph-rsid="00219894"/>
    </style:style>
    <style:style style:name="P8" style:family="paragraph" style:parent-style-name="Standard">
      <style:text-properties officeooo:rsid="00236931" officeooo:paragraph-rsid="00236931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4edfe" officeooo:paragraph-rsid="0024edfe" style:font-weight-asian="bold" style:font-weight-complex="bold"/>
    </style:style>
    <style:style style:name="P10" style:family="paragraph" style:parent-style-name="Standard">
      <style:text-properties fo:font-weight="bold" officeooo:rsid="0029398f" officeooo:paragraph-rsid="0029398f" style:font-weight-asian="bold" style:font-weight-complex="bold"/>
    </style:style>
    <style:style style:name="P11" style:family="paragraph" style:parent-style-name="Standard">
      <style:text-properties officeooo:rsid="0025982f" officeooo:paragraph-rsid="0025982f"/>
    </style:style>
    <style:style style:name="P12" style:family="paragraph" style:parent-style-name="Standard">
      <style:text-properties officeooo:rsid="00221eda" officeooo:paragraph-rsid="00221eda"/>
    </style:style>
    <style:style style:name="P13" style:family="paragraph" style:parent-style-name="Standard">
      <style:text-properties officeooo:rsid="00280839" officeooo:paragraph-rsid="00280839"/>
    </style:style>
    <style:style style:name="P14" style:family="paragraph" style:parent-style-name="Text_20_body">
      <style:text-properties fo:font-variant="normal" fo:text-transform="none" fo:color="#333333" style:font-name="q serif" fo:font-size="12pt" fo:letter-spacing="normal" fo:font-style="normal" fo:font-weight="normal" officeooo:rsid="00236931" officeooo:paragraph-rsid="00236931"/>
    </style:style>
    <style:style style:name="P15" style:family="paragraph" style:parent-style-name="Standard">
      <style:text-properties officeooo:rsid="00280839" officeooo:paragraph-rsid="00280839"/>
    </style:style>
    <style:style style:name="P16" style:family="paragraph" style:parent-style-name="Standard">
      <style:text-properties officeooo:rsid="00298f7f" officeooo:paragraph-rsid="00298f7f"/>
    </style:style>
    <style:style style:name="P17" style:family="paragraph" style:parent-style-name="Standard">
      <style:text-properties officeooo:rsid="002aedb8" officeooo:paragraph-rsid="002aedb8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q serif" fo:font-size="12pt" fo:letter-spacing="normal" fo:font-style="normal" fo:font-weight="normal"/>
    </style:style>
    <style:style style:name="T1" style:family="text">
      <style:text-properties officeooo:rsid="0019dea0"/>
    </style:style>
    <style:style style:name="T2" style:family="text">
      <style:text-properties officeooo:rsid="001faa83"/>
    </style:style>
    <style:style style:name="T3" style:family="text">
      <style:text-properties fo:font-weight="bold"/>
    </style:style>
    <style:style style:name="T4" style:family="text">
      <style:text-properties officeooo:rsid="00280839"/>
    </style:style>
    <style:style style:name="T5" style:family="text">
      <style:text-properties officeooo:rsid="00298f7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 sono due protocolli fondamentali: TCP e UDP.</text:p>
      <text:p text:style-name="P1">UDP è un protocollo non connesso, mentre TCP sì.</text:p>
      <text:p text:style-name="P1">Il TCP sfrutta un meccanismo di connessione bilaterale.</text:p>
      <text:p text:style-name="P1">L'UDP <text:s/>prima di inviare un pacchetto non effettua alcun controllo, per favorire la velocità.</text:p>
      <text:p text:style-name="P1"/>
      <text:p text:style-name="P2">Ogni porta è associata ad un servizio.</text:p>
      <text:p text:style-name="P3">Il S.O. si occupa di usare le giuste porte per i programmi.</text:p>
      <text:p text:style-name="P2">I primi 1024 numeri di porta sono noti.</text:p>
      <text:p text:style-name="P1">L' HTTP lavora sulla porta 80.</text:p>
      <text:p text:style-name="P7">L' HTTPS lavora sulla porta 443.</text:p>
      <text:p text:style-name="P2"/>
      <text:p text:style-name="P2"/>
      <text:p text:style-name="P2">Socket: abbinamento tra porta e indirizzo IP.</text:p>
      <text:p text:style-name="P2"/>
      <text:p text:style-name="P2"><text:span text:style-name="T1">Il livello 4 di transporto è importante perchè c'è la prima segmentazione dei file che vogliamo inviare.</text:span> </text:p>
      <text:p text:style-name="P3">A livello 3 si hanno i pacchetti</text:p>
      <text:p text:style-name="P3">al livello 2 i datagrammi</text:p>
      <text:p text:style-name="P3">al livello 1 diventano frame (bit)</text:p>
      <text:p text:style-name="P3"/>
      <text:p text:style-name="P4">Multiplazione: Associare un numero di porta diverso ai vari pacchetti.</text:p>
      <text:p text:style-name="P5">RFC (requeste for comment): Descrizione di ciò di cui si parla</text:p>
      <text:p text:style-name="P5"/>
      <text:p text:style-name="P6"/>
      <text:p text:style-name="P9">DHCP</text:p>
      <text:p text:style-name="P9"/>
      <text:p text:style-name="P9"/>
      <text:p text:style-name="P6">il DHCP ha 4 fasi:</text:p>
      <text:p text:style-name="P8">il DHCP fornise un indirizzo IP ai dispositivi che lo richiedono, manda la richiesta in broadcast ma risponde solo quello interessato.</text:p>
      <text:p text:style-name="P8"/>
      <text:p text:style-name="P14"><text:span text:style-name="T3">DORA </text:span>is the the 4 steps process of assigning and IP Address for clients by the DHCP Server.</text:p>
      <text:list xml:id="list1523505145345358279" text:style-name="L1">
        <text:list-item>
          <text:p text:style-name="P18"><text:span text:style-name="T3">Discover: </text:span>Sent by the DHCP client to find a willing DHCP server</text:p>
        </text:list-item>
        <text:list-item>
          <text:p text:style-name="P18"><text:span text:style-name="T3">Offer</text:span>: Sent by a DHCP server to offer to lease to that client a specific IP address (and inform the client of its other parameters)</text:p>
        </text:list-item>
        <text:list-item>
          <text:p text:style-name="P18"><text:span text:style-name="T3">Request: </text:span>Sent by the DHCP client to ask the server to lease the IPv4 address listed in the Offer message.</text:p>
        </text:list-item>
        <text:list-item>
          <text:p text:style-name="P18"><text:span text:style-name="T3">Acknowledgment:</text:span> Sent by the DHCP server to assign the address, and to list the mask, default router, and DNS server IP addresses.</text:p>
        </text:list-item>
      </text:list>
      <text:p text:style-name="P8"/>
      <text:p text:style-name="P11">Quando fallisce il dhcp viene affidato un indirizzo particolare, che però non permette di navigare su internet: apipa.</text:p>
      <text:p text:style-name="P6"/>
      <text:p text:style-name="P6"><text:s/></text:p>
      <text:p text:style-name="P5"><text:span text:style-name="T2">Il router non fa passare dominio di broadcast </text:span><text:s/></text:p>
      <text:p text:style-name="P5"/>
      <text:p text:style-name="P12">Il protocollo NAT permette di fare uscire i pacchetti sulla rete.</text:p>
      <text:p text:style-name="P12"/>
      <text:p text:style-name="P10">DNS <text:span text:style-name="T5">(pg.42)</text:span></text:p>
      <text:p text:style-name="P12"><text:s/><text:span text:style-name="T4">Ci sono 13 DNS detti radice.</text:span></text:p>
      <text:p text:style-name="P13">Questi server radice rimandano ad altri server detti top-level in tutto il mondo. </text:p>
      <text:p text:style-name="P16"><text:soft-page-break/>Il DNS ha la porta 53.</text:p>
      <text:p text:style-name="P16"/>
      <text:p text:style-name="P17">studiare modello ISO-OSI e protocolli liv 7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q serif" svg:font-family="'q serif', Georgia, Times, 'Times New Roman', 'Hiragino Kaku Gothic Pro', Meiry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18S</meta:editing-duration>
    <meta:editing-cycles>8</meta:editing-cycles>
    <meta:generator>LibreOffice/5.2.1.2$Windows_x86 LibreOffice_project/31dd62db80d4e60af04904455ec9c9219178d620</meta:generator>
    <dc:date>2017-10-05T09:13:00.654000000</dc:date>
    <meta:document-statistic meta:table-count="0" meta:image-count="0" meta:object-count="0" meta:page-count="2" meta:paragraph-count="33" meta:word-count="340" meta:character-count="1914" meta:non-whitespace-character-count="1603"/>
    <meta:user-defined meta:name="Info 1"/>
    <meta:user-defined meta:name="Info 2"/>
    <meta:user-defined meta:name="Info 3"/>
    <meta:user-defined meta:name="Info 4"/>
  </office:meta>
</office:document-meta>
</file>